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20.28mm"/>
    </style:style>
    <style:style style:name="co3" style:family="table-column">
      <style:table-column-properties fo:break-before="auto" style:column-width="20.51mm"/>
    </style:style>
    <style:style style:name="co4" style:family="table-column">
      <style:table-column-properties fo:break-before="auto" style:column-width="9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validation" table:style-name="ta1">
        <table:shapes>
          <draw:frame draw:z-index="0" draw:style-name="gr1" draw:text-style-name="P1" svg:width="160.14mm" svg:height="90mm" svg:x="85.22mm" svg:y="0.92mm">
            <draw:object draw:notify-on-update-of-ranges="validation.A1:validation.A1 validation.A2:validation.A200 validation.B1:validation.B1 validation.B2:validation.B200 validation.C1:validation.C1 validation.C2:validation.C200 validation.D1:validation.D1 validation.D2:validation.D2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ight_alone</text:p>
          </table:table-cell>
          <table:table-cell office:value-type="string" calcext:value-type="string">
            <text:p>right_group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.6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.7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.8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0.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.7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.8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.9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0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.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2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4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8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9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0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.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.4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.5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.6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.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.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.9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4.0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4.4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4.5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4.6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4.7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4.8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4.9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5.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.1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5.2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5.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5.4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5.5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.6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.7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.8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.9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6.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6.2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6.3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6.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6.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6.6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6.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6.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6.9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7.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7.1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7.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7.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7.4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7.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7.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7.7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7.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8.0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8.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8.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8.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8.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8.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8.7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8.8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8.9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9.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9.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9.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9.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9.4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9.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9.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9.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9.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0.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0.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0.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0.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0.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0.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0.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1.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1.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1.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1.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1.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1.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1.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1.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1.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1.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2.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2.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2.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2.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2.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2.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2.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2.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2.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3.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3.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3.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3.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3.4</text:p>
          </table:table-cell>
          <table:table-cell table:number-columns-repeated="3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3.5</text:p>
          </table:table-cell>
          <table:table-cell table:number-columns-repeated="3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3.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3.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3.8</text:p>
          </table:table-cell>
          <table:table-cell table:number-columns-repeated="3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3.9</text:p>
          </table:table-cell>
          <table:table-cell table:number-columns-repeated="3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4.0</text:p>
          </table:table-cell>
          <table:table-cell table:number-columns-repeated="3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4.1</text:p>
          </table:table-cell>
          <table:table-cell table:number-columns-repeated="3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4.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4.3</text:p>
          </table:table-cell>
          <table:table-cell table:number-columns-repeated="3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4.4</text:p>
          </table:table-cell>
          <table:table-cell table:number-columns-repeated="3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4.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4.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4.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4.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4.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5.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5.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5.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5.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5.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5.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5.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5.7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5.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5.9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6.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6.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6.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.3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.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.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.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.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.8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.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.0</text:p>
          </table:table-cell>
          <table:table-cell table:number-columns-repeated="3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7.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.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.3</text:p>
          </table:table-cell>
          <table:table-cell table:number-columns-repeated="3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.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.5</text:p>
          </table:table-cell>
          <table:table-cell table:number-columns-repeated="3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7.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.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.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.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.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.1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.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8.3</text:p>
          </table:table-cell>
          <table:table-cell table:number-columns-repeated="3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.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.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.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.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.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8.9</text:p>
          </table:table-cell>
          <table:table-cell table:number-columns-repeated="3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.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.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.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.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.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.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.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.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9.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9.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5T00:44:59.729031972</dc:date>
    <dc:creator>JayJah </dc:creator>
    <meta:editing-duration>PT3M40S</meta:editing-duration>
    <meta:editing-cycles>1</meta:editing-cycles>
    <meta:document-statistic meta:table-count="1" meta:cell-count="800" meta:object-count="1"/>
    <meta:generator>LibreOffice/4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5cm" svg:height="9.001cm" xlink:href=".." xlink:type="simple" chart:class="chart:line" chart:style-name="ch1">
        <chart:title svg:x="5.883cm" svg:y="0.315cm" chart:style-name="ch2">
          <text:p>Auswertung k Werte</text:p>
        </chart:title>
        <chart:subtitle svg:x="2.074cm" svg:y="1.316cm" chart:style-name="ch3">
          <text:p>Für einen k Wert gibt es eine Anzahl von richtig qualifizierten Fischen</text:p>
        </chart:subtitle>
        <chart:legend chart:legend-position="end" svg:x="12.834cm" svg:y="3.652cm" style:legend-expansion="high" chart:style-name="ch4"/>
        <chart:plot-area chart:style-name="ch5" table:cell-range-address="validation.A1:validation.D200" chart:data-source-has-labels="both" svg:x="1.324cm" svg:y="2.183cm" svg:width="11.19cm" svg:height="5.664cm">
          <chartooo:coordinate-region svg:x="1.983cm" svg:y="2.338cm" svg:width="10.531cm" svg:height="4.396cm"/>
          <chart:axis chart:dimension="x" chart:name="primary-x" chart:style-name="ch6" chartooo:axis-type="auto">
            <chartooo:date-scale/>
            <chart:title svg:x="6.317cm" svg:y="8.028cm" chart:style-name="ch7">
              <text:p>k Werte</text:p>
            </chart:title>
            <chart:categories table:cell-range-address="validation.A2:validation.A200"/>
          </chart:axis>
          <chart:axis chart:dimension="y" chart:name="primary-y" chart:style-name="ch6">
            <chart:title svg:x="0.451cm" svg:y="7.907cm" chart:style-name="ch8">
              <text:p>Anzahl von richtig qualifizierten Fischen</text:p>
            </chart:title>
            <chart:grid chart:style-name="ch9" chart:class="major"/>
          </chart:axis>
          <chart:series chart:style-name="ch10" chart:values-cell-range-address="validation.B2:validation.B200" chart:label-cell-address="validation.B1:validation.B1" chart:class="chart:line">
            <chart:data-point chart:repeated="199"/>
          </chart:series>
          <chart:series chart:style-name="ch11" chart:values-cell-range-address="validation.C2:validation.C200" chart:label-cell-address="validation.C1:validation.C1" chart:class="chart:line">
            <chart:data-point chart:repeated="199"/>
          </chart:series>
          <chart:series chart:style-name="ch12" chart:values-cell-range-address="validation.D2:validation.D200" chart:label-cell-address="validation.D1:validation.D1" chart:class="chart:line">
            <chart:data-point chart:repeated="19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ght_alone</text:p>
                <draw:g>
                  <svg:desc>validation.B1:validation.B1</svg:desc>
                </draw:g>
              </table:table-cell>
              <table:table-cell office:value-type="string">
                <text:p>right_group</text:p>
                <draw:g>
                  <svg:desc>validation.C1:validation.C1</svg:desc>
                </draw:g>
              </table:table-cell>
              <table:table-cell office:value-type="string">
                <text:p>sum</text:p>
                <draw:g>
                  <svg:desc>validation.D1:valida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</text:p>
                <draw:g>
                  <svg:desc>validation.A2:validation.A200</svg:desc>
                </draw:g>
              </table:table-cell>
              <table:table-cell office:value-type="float" office:value="37">
                <text:p>37</text:p>
                <draw:g>
                  <svg:desc>validation.B2:validation.B200</svg:desc>
                </draw:g>
              </table:table-cell>
              <table:table-cell office:value-type="float" office:value="46">
                <text:p>46</text:p>
                <draw:g>
                  <svg:desc>validation.C2:validation.C200</svg:desc>
                </draw:g>
              </table:table-cell>
              <table:table-cell office:value-type="float" office:value="41">
                <text:p>41</text:p>
                <draw:g>
                  <svg:desc>validation.D2:validation.D200</svg:desc>
                </draw:g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39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34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.0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34">
                <text:p>34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33">
                <text:p>33</text:p>
              </table:table-cell>
              <table:table-cell office:value-type="float" office:value="46">
                <text:p>4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.0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.3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.4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.5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.6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.7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.8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.9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.0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.1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.3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.5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.7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.9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.2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.5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.6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.7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.9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.1</text:p>
              </table:table-cell>
              <table:table-cell office:value-type="float" office:value="29">
                <text:p>29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29">
                <text:p>29</text:p>
              </table:table-cell>
              <table:table-cell office:value-type="float" office:value="47">
                <text:p>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.3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31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.6</text:p>
              </table:table-cell>
              <table:table-cell office:value-type="float" office:value="31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.7</text:p>
              </table:table-cell>
              <table:table-cell office:value-type="float" office:value="31">
                <text:p>31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.8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.9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.0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.1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.2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.3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.4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.6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.7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.8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.9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.0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.1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.2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.3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.4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.5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.6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.7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.8</text:p>
              </table:table-cell>
              <table:table-cell office:value-type="float" office:value="35">
                <text:p>35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.9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.0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.1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.2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.3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.4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.5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.6</text:p>
              </table:table-cell>
              <table:table-cell office:value-type="float" office:value="38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.7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.8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.9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.0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.1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.2</text:p>
              </table:table-cell>
              <table:table-cell office:value-type="float" office:value="38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.3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.4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.5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.6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.7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.8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.9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.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.1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.2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.3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.4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.5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.6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.7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.8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.9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.0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.1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.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.3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.4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.5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.6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.7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.8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.9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.0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.1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.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.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.4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.5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.6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.7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.8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.9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.0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.1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.2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.3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.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.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.6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.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.8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.9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.0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.1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.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.3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.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.5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.6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.7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.8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.9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.0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.1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.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.3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.4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.5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.6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.7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.8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.9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.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.1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.2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.3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.4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.5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.6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.7</text:p>
              </table:table-cell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.8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.9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.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.1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.2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.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.4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.5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.6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.7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.8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.9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.0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.1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.2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.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.4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.5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.6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.7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.8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.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.0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.1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.2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.3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.4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.5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.6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.7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.8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.9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